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March 2024</text:p>
          </table:table-cell>
          <table:covered-table-cell table:number-columns-repeated="4"/>
          <table:table-cell table:number-columns-repeated="16379" table:style-name="ce1"/>
        </table:table-row>
        <table:table-row table:style-name="ro2">
          <table:table-cell office:value-type="string" table:style-name="ce2">
            <text:p>Report Date : 22/3/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60" table:style-name="ce7">
            <text:p>116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7" table:style-name="ce7">
            <text:p>407</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5" table:style-name="ce7">
            <text:p>95</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8" table:style-name="ce7">
            <text:p>398</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82" table:style-name="ce7">
            <text:p>382</text:p>
          </table:table-cell>
          <table:table-cell office:value-type="float" office:value="358" table:style-name="ce7">
            <text:p>358</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4" table:style-name="ce7">
            <text:p>774</text:p>
          </table:table-cell>
          <table:table-cell office:value-type="float" office:value="718" table:style-name="ce7">
            <text:p>718</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95" table:style-name="ce7">
            <text:p>1995</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22" table:style-name="ce7">
            <text:p>522</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0" table:style-name="ce7">
            <text:p>570</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57" table:style-name="ce7">
            <text:p>557</text:p>
          </table:table-cell>
          <table:table-cell office:value-type="float" office:value="529" table:style-name="ce7">
            <text:p>529</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11" table:style-name="ce7">
            <text:p>911</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5" table:style-name="ce7">
            <text:p>775</text:p>
          </table:table-cell>
          <table:table-cell office:value-type="float" office:value="717" table:style-name="ce7">
            <text:p>717</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5" table:style-name="ce7">
            <text:p>705</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38" table:style-name="ce7">
            <text:p>138</text:p>
          </table:table-cell>
          <table:table-cell office:value-type="float" office:value="90" table:style-name="ce7">
            <text:p>90</text:p>
          </table:table-cell>
          <table:table-cell office:value-type="float" office:value="59" table:style-name="ce7">
            <text:p>59</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402" table:style-name="ce7">
            <text:p>402</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5" table:style-name="ce7">
            <text:p>325</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6" table:style-name="ce7">
            <text:p>1136</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6" table:style-name="ce7">
            <text:p>1146</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36" table:style-name="ce7">
            <text:p>336</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2" table:style-name="ce7">
            <text:p>972</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26" table:style-name="ce7">
            <text:p>326</text:p>
          </table:table-cell>
          <table:table-cell office:value-type="float" office:value="376" table:style-name="ce7">
            <text:p>376</text:p>
          </table:table-cell>
          <table:table-cell office:value-type="float" office:value="352" table:style-name="ce7">
            <text:p>352</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14" table:style-name="ce7">
            <text:p>1014</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40" table:style-name="ce7">
            <text:p>440</text:p>
          </table:table-cell>
          <table:table-cell office:value-type="float" office:value="496" table:style-name="ce7">
            <text:p>496</text:p>
          </table:table-cell>
          <table:table-cell office:value-type="float" office:value="496" table:style-name="ce7">
            <text:p>496</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85" table:style-name="ce7">
            <text:p>585</text:p>
          </table:table-cell>
          <table:table-cell office:value-type="float" office:value="515" table:style-name="ce7">
            <text:p>515</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692" table:style-name="ce7">
            <text:p>1692</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89" table:style-name="ce7">
            <text:p>389</text:p>
          </table:table-cell>
          <table:table-cell office:value-type="float" office:value="349" table:style-name="ce7">
            <text:p>349</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1" table:style-name="ce7">
            <text:p>1451</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700" table:style-name="ce7">
            <text:p>1700</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294" table:style-name="ce7">
            <text:p>294</text:p>
          </table:table-cell>
          <table:table-cell office:value-type="float" office:value="253" table:style-name="ce7">
            <text:p>253</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4" table:style-name="ce7">
            <text:p>824</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30" table:style-name="ce7">
            <text:p>83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2" table:style-name="ce7">
            <text:p>622</text:p>
          </table:table-cell>
          <table:table-cell office:value-type="float" office:value="507" table:style-name="ce7">
            <text:p>507</text:p>
          </table:table-cell>
          <table:table-cell office:value-type="float" office:value="519" table:style-name="ce7">
            <text:p>519</text:p>
          </table:table-cell>
          <table:table-cell office:value-type="float" office:value="468" table:style-name="ce7">
            <text:p>468</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58" table:style-name="ce7">
            <text:p>358</text:p>
          </table:table-cell>
          <table:table-cell office:value-type="float" office:value="352" table:style-name="ce7">
            <text:p>352</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38" table:style-name="ce7">
            <text:p>1038</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61" table:style-name="ce7">
            <text:p>116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77" table:style-name="ce7">
            <text:p>1277</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9" table:style-name="ce7">
            <text:p>599</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31" table:style-name="ce7">
            <text:p>631</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679" table:style-name="ce7">
            <text:p>679</text:p>
          </table:table-cell>
          <table:table-cell office:value-type="float" office:value="981" table:style-name="ce7">
            <text:p>981</text:p>
          </table:table-cell>
          <table:table-cell office:value-type="float" office:value="976" table:style-name="ce7">
            <text:p>97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75" table:style-name="ce7">
            <text:p>875</text:p>
          </table:table-cell>
          <table:table-cell office:value-type="float" office:value="1079" table:style-name="ce7">
            <text:p>1079</text:p>
          </table:table-cell>
          <table:table-cell office:value-type="float" office:value="1062" table:style-name="ce7">
            <text:p>106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520" table:style-name="ce7">
            <text:p>520</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8" table:style-name="ce7">
            <text:p>608</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0" table:style-name="ce7">
            <text:p>1090</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46" table:style-name="ce7">
            <text:p>646</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1" table:style-name="ce7">
            <text:p>201</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3" table:style-name="ce7">
            <text:p>54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3" table:style-name="ce7">
            <text:p>110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7" table:style-name="ce7">
            <text:p>327</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3" table:style-name="ce7">
            <text:p>653</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900" table:style-name="ce7">
            <text:p>900</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33" table:style-name="ce7">
            <text:p>1233</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08" table:style-name="ce7">
            <text:p>908</text:p>
          </table:table-cell>
          <table:table-cell office:value-type="float" office:value="840" table:style-name="ce7">
            <text:p>840</text:p>
          </table:table-cell>
          <table:table-cell office:value-type="float" office:value="833" table:style-name="ce7">
            <text:p>833</text:p>
          </table:table-cell>
          <table:table-cell table:number-columns-repeated="16379" table:style-name="ce1"/>
        </table:table-row>
        <table:table-row table:style-name="ro3">
          <table:table-cell office:value-type="string" table:style-name="ce6">
            <text:p>Long Lartin</text:p>
          </table:table-cell>
          <table:table-cell office:value-type="float" office:value="655" table:style-name="ce7">
            <text:p>655</text:p>
          </table:table-cell>
          <table:table-cell office:value-type="float" office:value="646" table:style-name="ce7">
            <text:p>646</text:p>
          </table:table-cell>
          <table:table-cell office:value-type="float" office:value="607" table:style-name="ce7">
            <text:p>607</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4" table:style-name="ce7">
            <text:p>274</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23" table:style-name="ce7">
            <text:p>823</text:p>
          </table:table-cell>
          <table:table-cell office:value-type="float" office:value="807" table:style-name="ce7">
            <text:p>807</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3" table:style-name="ce7">
            <text:p>613</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14" table:style-name="ce7">
            <text:p>714</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4" table:style-name="ce7">
            <text:p>1064</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7" table:style-name="ce7">
            <text:p>34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52" table:style-name="ce7">
            <text:p>352</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1" table:style-name="ce7">
            <text:p>291</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83" table:style-name="ce7">
            <text:p>1283</text:p>
          </table:table-cell>
          <table:table-cell office:value-type="float" office:value="1254" table:style-name="ce7">
            <text:p>1254</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54" table:style-name="ce7">
            <text:p>75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29" table:style-name="ce7">
            <text:p>929</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00" table:style-name="ce7">
            <text:p>2100</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91" table:style-name="ce7">
            <text:p>1791</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96" table:style-name="ce7">
            <text:p>1196</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56" table:style-name="ce7">
            <text:p>1256</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0" table:style-name="ce7">
            <text:p>530</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14" table:style-name="ce7">
            <text:p>1114</text:p>
          </table:table-cell>
          <table:table-cell office:value-type="float" office:value="1064" table:style-name="ce7">
            <text:p>1064</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21" table:style-name="ce7">
            <text:p>1021</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0" table:style-name="ce7">
            <text:p>760</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44" table:style-name="ce7">
            <text:p>244</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7" table:style-name="ce7">
            <text:p>1057</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19" table:style-name="ce7">
            <text:p>419</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610" table:style-name="ce7">
            <text:p>610</text:p>
          </table:table-cell>
          <table:table-cell office:value-type="float" office:value="621" table:style-name="ce7">
            <text:p>621</text:p>
          </table:table-cell>
          <table:table-cell office:value-type="float" office:value="539" table:style-name="ce7">
            <text:p>53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22" table:style-name="ce7">
            <text:p>922</text:p>
          </table:table-cell>
          <table:table-cell office:value-type="float" office:value="908" table:style-name="ce7">
            <text:p>908</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06" table:style-name="ce7">
            <text:p>406</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7" table:style-name="ce7">
            <text:p>121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7" table:style-name="ce7">
            <text:p>1027</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3" table:style-name="ce7">
            <text:p>603</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08" table:style-name="ce7">
            <text:p>1508</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906" table:style-name="ce7">
            <text:p>906</text:p>
          </table:table-cell>
          <table:table-cell office:value-type="float" office:value="920" table:style-name="ce7">
            <text:p>920</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86" table:style-name="ce7">
            <text:p>886</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68" table:style-name="ce7">
            <text:p>6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4" table:style-name="ce7">
            <text:p>284</text:p>
          </table:table-cell>
          <table:table-cell office:value-type="float" office:value="145" table:style-name="ce7">
            <text:p>145</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57" table:style-name="ce7">
            <text:p>857</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45" table:style-name="ce7">
            <text:p>645</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346" table:style-name="ce7">
            <text:p>346</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40" table:style-name="ce7">
            <text:p>1240</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85" table:style-name="ce7">
            <text:p>1185</text:p>
          </table:table-cell>
          <table:table-cell table:number-columns-repeated="16379" table:style-name="ce1"/>
        </table:table-row>
        <table:table-row table:style-name="ro3">
          <table:table-cell office:value-type="string" table:style-name="ce6">
            <text:p>Total</text:p>
          </table:table-cell>
          <table:table-cell office:value-type="float" office:value="83192" table:style-name="ce7">
            <text:p>83192</text:p>
          </table:table-cell>
          <table:table-cell office:value-type="float" office:value="79693" table:style-name="ce7">
            <text:p>79693</text:p>
          </table:table-cell>
          <table:table-cell office:value-type="string" table:style-name="ce7">
            <text:p>88935**</text:p>
          </table:table-cell>
          <table:table-cell office:value-type="float" office:value="87699" table:style-name="ce7">
            <text:p>87699</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March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Elden, Dawn [NOMS]</meta:initial-creator>
    <dc:creator>Elden, Dawn</dc:creator>
    <meta:creation-date>2021-06-28T15:16:42Z</meta:creation-date>
    <dc:date>2024-06-19T11:36:08Z</dc:date>
    <meta:editing-duration>PT0S</meta:editing-duration>
    <meta:user-defined meta:name="ContentTypeId">0x0101007437784DDA6E8C4A82A3E362E8B24045</meta:user-defined>
  </office:meta>
</office:document-meta>
</file>